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25cm"/>
    </style:style>
    <style:style style:name="co3" style:family="table-column">
      <style:table-column-properties fo:break-before="auto" style:column-width="12.0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1.039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66633" style:text-align-source="fix" style:repeat-content="false" fo:border="0.002cm solid #000000"/>
      <style:paragraph-properties fo:text-align="start" fo:margin-left="0cm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cc99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333333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use-window-font-color="true" style:font-name="ArialMT" fo:font-size="13pt" style:font-name-asian="ArialMT" style:font-size-asian="13pt" style:font-name-complex="ArialMT" style:font-size-complex="7.40000009536743pt"/>
    </style:style>
  </office:automatic-styles>
  <office:body>
    <office:spreadsheet>
      <table:table table:name="MobileSheet" table:style-name="ta1" table:print="false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4" table:default-cell-style-name="ce5"/>
        <table:table-column table:style-name="co1" table:default-cell-style-name="ce4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TcNo</text:p>
          </table:table-cell>
          <table:table-cell table:style-name="ce1" office:value-type="string">
            <text:p>TcDesr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ObjectIdentifiertype</text:p>
          </table:table-cell>
          <table:table-cell table:style-name="ce1" office:value-type="string">
            <text:p>ObjectIdentifier</text:p>
          </table:table-cell>
          <table:table-cell table:style-name="ce1" office:value-type="string">
            <text:p>TestData</text:p>
          </table:table-cell>
          <table:table-cell table:style-name="ce1" office:value-type="string">
            <text:p>ObjectSheet</text:p>
          </table:table-cell>
          <table:table-cell table:style-name="ce1" office:value-type="string">
            <text:p>Execute</text:p>
          </table:table-cell>
          <table:table-cell table:style-name="ce6" table:number-columns-repeated="1005"/>
          <table:table-cell table:style-name="ce7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select an item from the list of items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check whether the checkout link is enabled or not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1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Tap on the account link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Enter username </text:p>
          </table:table-cell>
          <table:table-cell table:style-name="ce3" office:value-type="string">
            <text:p>TextBox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Enter password</text:p>
          </table:table-cell>
          <table:table-cell table:style-name="ce3" office:value-type="string">
            <text:p>TextBox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tap on the sign in link</text:p>
          </table:table-cell>
          <table:table-cell table:style-name="ce3" office:value-type="string">
            <text:p>Button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select an item from the list of items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check whether the checkout link is enabled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check whether the checkout link is enabled or not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2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Navigate to the AE Mobile sit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select an item from the list of items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check whether the items and ammont is displaying correctly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3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select an item which is out of stock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check whether the checkout link is enabled or not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6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Navigate to the AE Mobile sit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select an item from the list of items which is out of stock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tap on the checkout link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check whether the OUT OF STOCK inline message is displaying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Tap on the error OK button</text:p>
          </table:table-cell>
          <table:table-cell table:style-name="ce3" office:value-type="string">
            <text:p>Button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8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select an item from the list of items which is out of stock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tap on the checkout link</text:p>
          </table:table-cell>
          <table:table-cell table:style-name="ce2" office:value-type="string">
            <text:p>Link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BR_TC_009</text:p>
          </table:table-cell>
          <table:table-cell table:style-name="ce2" office:value-type="string">
            <text:p>check whether the <text:span text:style-name="T1">"Too bad, so sad! These items are</text:span></text:p>
            <text:p><text:span text:style-name="T1">unavailable. Remove out of stock Items"</text:span></text:p>
          </table:table-cell>
          <table:table-cell table:style-name="ce2" office:value-type="string">
            <text:p>UiTest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BR_TC_009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Navigate to the AE Mobile sit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select an item from the list of items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Tap on the Bag icon</text:p>
          </table:table-cell>
          <table:table-cell table:style-name="ce3" office:value-type="string">
            <text:p>Link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check whether the checkbox is a button or not</text:p>
          </table:table-cell>
          <table:table-cell table:style-name="ce3" office:value-type="string">
            <text:p>UiTest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BR_TC_0015</text:p>
          </table:table-cell>
          <table:table-cell table:style-name="ce3" office:value-type="string">
            <text:p>Navigate back to home page</text:p>
          </table:table-cell>
          <table:table-cell table:style-name="ce3" office:value-type="string">
            <text:p>Navigate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check whether the item is removed from the bag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1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office:value-type="string">
            <text:p>BR_RP_003</text:p>
          </table:table-cell>
          <table:table-cell office:value-type="string">
            <text:p>check whether the ammount is recalculating or not</text:p>
          </table:table-cell>
          <table:table-cell office:value-type="string">
            <text:p>compareCheckpoi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3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4">
          <table:table-cell office:value-type="string">
            <text:p>BR_RP_004</text:p>
          </table:table-cell>
          <table:table-cell office:value-type="string">
            <text:p>check whether the message like “Time to go shoping! Your bag is empty” is displaying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4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Tap on the remove button</text:p>
          </table:table-cell>
          <table:table-cell office:value-type="string">
            <text:p>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tap on the shop ae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check whether the user is navigated back to the home page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5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Check whether the checkout button is available or not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6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Tap on the remove button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tap on the shop ae icon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check whether the user is able to select an item after deleting</text:p>
          </table:table-cell>
          <table:table-cell office:value-type="string">
            <text:p>UiTes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  <table:table-row table:style-name="ro3">
          <table:table-cell office:value-type="string">
            <text:p>BR_RP_007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0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146" table:style-name="ta1" table:print="false">
        <table:table-column table:style-name="co1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1" table:number-columns-repeated="1006" table:default-cell-style-name="Default"/>
        <table:table-row table:style-name="ro5">
          <table:table-cell table:style-name="ce1" office:value-type="string">
            <text:p>TcNo</text:p>
          </table:table-cell>
          <table:table-cell table:style-name="ce1" office:value-type="string">
            <text:p>TcDesr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ObjectIdentifiertype</text:p>
          </table:table-cell>
          <table:table-cell table:style-name="ce1" office:value-type="string">
            <text:p>ObjectIdentifier</text:p>
          </table:table-cell>
          <table:table-cell table:style-name="ce1" office:value-type="string">
            <text:p>TestData</text:p>
          </table:table-cell>
          <table:table-cell table:style-name="ce1" office:value-type="string">
            <text:p>ObjectSheet</text:p>
          </table:table-cell>
          <table:table-cell table:style-name="ce1" office:value-type="string">
            <text:p>Execute</text:p>
          </table:table-cell>
          <table:table-cell table:style-name="ce6" table:number-columns-repeated="1005"/>
          <table:table-cell table:style-name="ce7"/>
        </table:table-row>
        <table:table-row table:style-name="ro1">
          <table:table-cell table:style-name="ce2" office:value-type="string">
            <text:p>BR_BC_001</text:p>
          </table:table-cell>
          <table:table-cell table:style-name="ce2" office:value-type="string">
            <text:p>Navigate to the AE Mobile site</text:p>
          </table:table-cell>
          <table:table-cell table:style-name="ce2" office:value-type="string">
            <text:p>Navigate</text:p>
          </table:table-cell>
          <table:table-cell table:style-name="ce2" table:number-columns-repeated="5"/>
          <table:table-cell table:number-columns-repeated="1006"/>
        </table:table-row>
        <table:table-row table:style-name="ro1">
          <table:table-cell table:style-name="ce2" office:value-type="string">
            <text:p>BR_BC_001</text:p>
          </table:table-cell>
          <table:table-cell table:style-name="ce2" office:value-type="string">
            <text:p>Select an item from the list of items</text:p>
          </table:table-cell>
          <table:table-cell table:style-name="ce2" office:value-type="string">
            <text:p>link</text:p>
          </table:table-cell>
          <table:table-cell table:style-name="ce2" table:number-columns-repeated="5"/>
          <table:table-cell table:number-columns-repeated="1006"/>
        </table:table-row>
        <table:table-row table:style-name="ro1">
          <table:table-cell table:style-name="ce2" office:value-type="string">
            <text:p>BR_BC_001</text:p>
          </table:table-cell>
          <table:table-cell table:style-name="ce2" office:value-type="string">
            <text:p>tap on the bag icon</text:p>
          </table:table-cell>
          <table:table-cell table:style-name="ce2" office:value-type="string">
            <text:p>link</text:p>
          </table:table-cell>
          <table:table-cell table:style-name="ce2" table:number-columns-repeated="5"/>
          <table:table-cell table:number-columns-repeated="1006"/>
        </table:table-row>
        <table:table-row table:style-name="ro1">
          <table:table-cell table:style-name="ce2" office:value-type="string">
            <text:p>BR_BC_001</text:p>
          </table:table-cell>
          <table:table-cell table:style-name="ce2" office:value-type="string">
            <text:p>check whether the sub total section is available or not in the bag review page</text:p>
          </table:table-cell>
          <table:table-cell table:style-name="ce2" office:value-type="string">
            <text:p>UiTest</text:p>
          </table:table-cell>
          <table:table-cell table:style-name="ce2" table:number-columns-repeated="5"/>
          <table:table-cell table:number-columns-repeated="1006"/>
        </table:table-row>
        <table:table-row table:style-name="ro1">
          <table:table-cell table:style-name="ce2" office:value-type="string">
            <text:p>BR_BC_001</text:p>
          </table:table-cell>
          <table:table-cell table:style-name="ce2" office:value-type="string">
            <text:p>navigate back to home page</text:p>
          </table:table-cell>
          <table:table-cell table:style-name="ce2" office:value-type="string">
            <text:p>Navigate</text:p>
          </table:table-cell>
          <table:table-cell table:style-name="ce2" table:number-columns-repeated="5"/>
          <table:table-cell table:number-columns-repeated="1006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tap on account link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enter username</text:p>
          </table:table-cell>
          <table:table-cell office:value-type="string">
            <text:p>TextBox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enter password</text:p>
          </table:table-cell>
          <table:table-cell office:value-type="string">
            <text:p>TextBox</text:p>
          </table:table-cell>
          <table:table-cell table:number-columns-repeated="1011"/>
        </table:table-row>
        <table:table-row table:style-name="ro5">
          <table:table-cell office:value-type="string">
            <text:p>BR_BC_002</text:p>
          </table:table-cell>
          <table:table-cell office:value-type="string">
            <text:p>tap on signin button</text:p>
          </table:table-cell>
          <table:table-cell office:value-type="string">
            <text:p>Button</text:p>
          </table:table-cell>
          <table:table-cell table:number-columns-repeated="1011"/>
        </table:table-row>
        <table:table-row table:style-name="ro5">
          <table:table-cell office:value-type="string">
            <text:p>BR_BC_002</text:p>
          </table:table-cell>
          <table:table-cell office:value-type="string">
            <text:p>tap on the hamberger 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tap on my account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click on the international settings</text:p>
          </table:table-cell>
          <table:table-cell table:number-columns-repeated="1012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change the currency as Rupees</text:p>
          </table:table-cell>
          <table:table-cell table:number-columns-repeated="1012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tap on the save link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Select an item from the list of items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tap on the bag icon</text:p>
          </table:table-cell>
          <table:table-cell office:value-type="string">
            <text:p>link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check whether the currency is displaying as per the settings or not</text:p>
          </table:table-cell>
          <table:table-cell office:value-type="string">
            <text:p>UiTest</text:p>
          </table:table-cell>
          <table:table-cell table:number-columns-repeated="1011"/>
        </table:table-row>
        <table:table-row table:style-name="ro1">
          <table:table-cell office:value-type="string">
            <text:p>BR_BC_002</text:p>
          </table:table-cell>
          <table:table-cell office:value-type="string">
            <text:p>navigate back to home page</text:p>
          </table:table-cell>
          <table:table-cell office:value-type="string">
            <text:p>Navigate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24/07/2014</text:date>, <text:time>19:5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1:00:55</meta:creation-date>
    <dc:date>2014-07-24T19:56:08</dc:date>
    <meta:editing-duration>PT2H23M29S</meta:editing-duration>
    <meta:editing-cycles>3</meta:editing-cycles>
    <meta:generator>OpenOffice/4.1.0$Unix OpenOffice.org_project/410m18$Build-9764</meta:generator>
    <meta:document-statistic meta:table-count="3" meta:cell-count="407" meta:object-count="0"/>
  </office:meta>
</office:document-meta>
</file>